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charset="x-symbol"/>
    <style:font-face style:name="Wingdings 2" svg:font-family="'Wingdings 2'" style:font-charset="x-symbol"/>
    <style:font-face style:name="StarSymbol1" svg:font-family="StarSymbol"/>
    <style:font-face style:name="StarSymbol" svg:font-family="StarSymbol, 'Arial Unicode M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FreeSans"/>
    </style:style>
    <style:style style:name="P2" style:family="paragraph" style:parent-style-name="Standard">
      <style:text-properties style:font-name="FreeSans" fo:font-weight="bold" style:font-weight-asian="bold" style:font-weight-complex="bold"/>
    </style:style>
    <style:style style:name="P3" style:family="paragraph" style:parent-style-name="Standard">
      <style:paragraph-properties fo:text-align="start" style:justify-single-word="false"/>
      <style:text-properties style:font-name="FreeSans"/>
    </style:style>
    <style:style style:name="P4" style:family="paragraph" style:parent-style-name="Text_20_body">
      <style:text-properties style:font-name="FreeSans"/>
    </style:style>
    <style:style style:name="P5" style:family="paragraph" style:parent-style-name="Standard">
      <style:text-properties style:font-name="FreeSans"/>
    </style:style>
    <style:style style:name="P6" style:family="paragraph" style:parent-style-name="Standard">
      <style:text-properties style:font-name="FreeSans" fo:font-weight="normal" style:font-weight-asian="normal" style:font-weight-complex="normal"/>
    </style:style>
    <style:style style:name="P7" style:family="paragraph" style:parent-style-name="Standard" style:list-style-name="L3">
      <style:text-properties style:font-name="FreeSans" fo:font-weight="normal" style:font-weight-asian="normal" style:font-weight-complex="normal"/>
    </style:style>
    <style:style style:name="P8" style:family="paragraph" style:parent-style-name="Standard">
      <style:paragraph-properties fo:text-align="justify" style:justify-single-word="false"/>
      <style:text-properties style:font-name="FreeSans" fo:font-weight="normal" style:font-weight-asian="normal" style:font-weight-complex="normal"/>
    </style:style>
    <style:style style:name="P9" style:family="paragraph" style:parent-style-name="Standard" style:list-style-name="L2">
      <style:text-properties style:font-name="FreeSans"/>
    </style:style>
    <style:style style:name="P10" style:family="paragraph" style:parent-style-name="Standard">
      <style:text-properties style:font-name="FreeSans" fo:font-weight="bold" style:font-weight-asian="bold" style:font-weight-complex="bold"/>
    </style:style>
    <style:style style:name="P11" style:family="paragraph" style:parent-style-name="Standard">
      <style:paragraph-properties fo:text-align="justify" style:justify-single-word="false"/>
      <style:text-properties style:font-name="FreeSans" fo:font-weight="bold" style:font-weight-asian="bold" style:font-weight-complex="bold"/>
    </style:style>
    <style:style style:name="P12" style:family="paragraph" style:parent-style-name="Standard">
      <style:paragraph-properties fo:text-align="justify" style:justify-single-word="false"/>
      <style:text-properties style:font-name="FreeSans"/>
    </style:style>
    <style:style style:name="P13" style:family="paragraph" style:parent-style-name="Standard" style:list-style-name="L2">
      <style:paragraph-properties fo:text-align="justify" style:justify-single-word="false"/>
      <style:text-properties style:font-name="FreeSans"/>
    </style:style>
    <style:style style:name="P14" style:family="paragraph" style:parent-style-name="Standard" style:list-style-name="L1">
      <style:paragraph-properties fo:text-align="justify" style:justify-single-word="false"/>
      <style:text-properties style:font-name="FreeSans"/>
    </style:style>
    <style:style style:name="P15" style:family="paragraph" style:parent-style-name="Standard" style:list-style-name="L3">
      <style:text-properties style:font-name="FreeSans"/>
    </style:style>
    <style:style style:name="P16" style:family="paragraph" style:parent-style-name="Standard" style:list-style-name="L1">
      <style:paragraph-properties fo:text-align="start" style:justify-single-word="false"/>
      <style:text-properties style:font-name="FreeSans"/>
    </style:style>
    <style:style style:name="P17" style:family="paragraph" style:parent-style-name="Standard" style:list-style-name="L2"/>
    <style:style style:name="P18" style:family="paragraph" style:parent-style-name="Standard" style:list-style-name="L2">
      <style:paragraph-properties fo:text-align="justify" style:justify-single-word="false"/>
    </style:style>
    <style:style style:name="P19" style:family="paragraph" style:parent-style-name="Standard" style:list-style-name="L2">
      <style:paragraph-properties fo:text-align="justify" style:justify-single-word="false"/>
      <style:text-properties fo:font-weight="normal" style:font-weight-asian="normal" style:font-weight-complex="normal"/>
    </style:style>
    <style:style style:name="P20" style:family="paragraph" style:parent-style-name="Text_20_body">
      <style:paragraph-properties fo:text-align="start" style:justify-single-word="false"/>
      <style:text-properties style:font-name="FreeSans" fo:font-size="12pt" style:font-size-asian="12pt" style:font-size-complex="12pt"/>
    </style:style>
    <style:style style:name="P21" style:family="paragraph" style:parent-style-name="Text_20_body">
      <style:paragraph-properties fo:text-align="start" style:justify-single-word="false"/>
    </style:style>
    <style:style style:name="P22" style:family="paragraph" style:parent-style-name="Preformatted_20_Text">
      <style:paragraph-properties fo:text-align="start" style:justify-single-word="false"/>
      <style:text-properties style:font-name="FreeSans"/>
    </style:style>
    <style:style style:name="P23" style:family="paragraph" style:parent-style-name="Preformatted_20_Text">
      <style:text-properties style:font-name="FreeSans" fo:font-size="12pt" style:font-size-asian="12pt" style:font-size-complex="12pt"/>
    </style:style>
    <style:style style:name="P24" style:family="paragraph" style:parent-style-name="Preformatted_20_Text">
      <style:paragraph-properties fo:text-align="start" style:justify-single-word="false"/>
      <style:text-properties style:font-name="FreeSans" fo:font-size="12pt" style:font-size-asian="12pt" style:font-size-complex="12pt"/>
    </style:style>
    <style:style style:name="P25" style:family="paragraph" style:parent-style-name="Preformatted_20_Text">
      <style:paragraph-properties fo:text-align="start" style:justify-single-word="false"/>
    </style:style>
    <style:style style:name="P26" style:family="paragraph" style:parent-style-name="Preformatted_20_Text">
      <style:paragraph-properties fo:margin-top="0cm" fo:margin-bottom="0.499cm"/>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weight-asian="normal" style:font-weight-complex="normal"/>
    </style:style>
    <style:style style:name="T4" style:family="text">
      <style:text-properties style:font-name="FreeSans"/>
    </style:style>
    <style:style style:name="T5" style:family="text">
      <style:text-properties style:font-name="FreeSans" fo:font-weight="bold" style:font-weight-asian="bold" style:font-weight-complex="bold"/>
    </style:style>
    <style:style style:name="T6" style:family="text">
      <style:text-properties style:font-name="FreeSans" fo:font-size="10pt"/>
    </style:style>
    <style:style style:name="T7" style:family="text">
      <style:text-properties style:font-name="FreeSans" fo:font-size="12pt"/>
    </style:style>
    <style:style style:name="T8" style:family="text">
      <style:text-properties style:font-name="FreeSans" fo:font-weight="normal" style:font-weight-asian="normal" style:font-weight-complex="normal"/>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style:font-weight-asian="bold"/>
    </style:style>
    <style:style style:name="T15" style:family="text">
      <style:text-properties style:font-weight-complex="bold"/>
    </style:style>
    <style:style style:name="T16" style:family="text">
      <style:text-properties style:font-name="FreeSans"/>
    </style:style>
    <style:style style:name="T17" style:family="text">
      <style:text-properties style:font-name="FreeSans" fo:font-weight="bold" style:font-weight-asian="bold" style:font-weight-complex="bold"/>
    </style:style>
    <style:style style:name="T18" style:family="text">
      <style:text-properties style:font-name="FreeSans" fo:font-weight="bold" style:font-weight-asian="normal" style:font-weight-complex="normal"/>
    </style:style>
    <style:style style:name="T19" style:family="text">
      <style:text-properties style:font-name="FreeSans" fo:font-weight="normal" style:font-weight-asian="normal" style:font-weight-complex="normal"/>
    </style:style>
    <style:style style:name="T20" style:family="text">
      <style:text-properties style:font-name="FreeSans" fo:font-size="12pt" style:font-size-asian="12pt" style:font-size-complex="12pt"/>
    </style:style>
    <style:style style:name="T21" style:family="text">
      <style:text-properties style:font-name="FreeSans" fo:font-size="12pt" fo:font-weight="normal" style:font-size-asian="12pt" style:font-weight-asian="normal" style:font-size-complex="12pt" style:font-weight-complex="normal"/>
    </style:style>
    <style:style style:name="T22" style:family="text">
      <style:text-properties style:font-name="FreeSans"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style:font-name="FreeSans"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style:font-name="FreeSans"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font-name="FreeSans" fo:font-size="12pt" fo:font-weight="bold" style:font-size-asian="12pt" style:font-weight-asian="bold" style:font-size-complex="12pt" style:font-weight-complex="bold"/>
    </style:style>
    <style:style style:name="T26" style:family="text">
      <style:text-properties style:font-name="FreeSans" fo:font-style="italic" fo:font-weight="normal" style:font-style-asian="italic" style:font-weight-asian="normal" style:font-style-complex="italic" style:font-weight-complex="normal"/>
    </style:style>
    <style:style style:name="T27" style:family="text">
      <style:text-properties style:font-name="FreeSans" fo:font-style="italic" fo:font-weight="bold" style:font-style-asian="italic" style:font-weight-asian="normal" style:font-style-complex="italic" style:font-weight-complex="normal"/>
    </style:style>
    <style:style style:name="T28" style:family="text">
      <style:text-properties style:font-name="FreeSans" fo:font-style="italic" style:font-style-asian="italic" style:font-style-complex="italic"/>
    </style:style>
    <style:style style:name="T29" style:family="text">
      <style:text-properties style:font-name="FreeSans" fo:font-style="normal" fo:font-weight="normal" style:font-style-asian="normal" style:font-weight-asian="normal" style:font-style-complex="normal" style:font-weight-complex="normal"/>
    </style:style>
    <style:style style:name="T30" style:family="text">
      <style:text-properties style:font-name="FreeSans" fo:font-style="normal" fo:font-weight="bold" style:font-style-asian="normal" style:font-weight-asian="normal" style:font-style-complex="normal" style:font-weight-complex="normal"/>
    </style:style>
    <style:style style:name="T31" style:family="text">
      <style:text-properties style:font-name="FreeSans" fo:font-style="normal" fo:font-weight="bold" style:font-style-asian="normal" style:font-weight-asian="bold" style:font-style-complex="normal" style:font-weight-complex="bold"/>
    </style:style>
    <style:style style:name="T32" style:family="text">
      <style:text-properties fo:color="#000000" style:text-outline="false" style:text-line-through-style="none" style:font-name="Calibri" fo:font-size="24pt" fo:font-style="normal" fo:text-shadow="none" style:text-underline-style="none" style:font-name-asian="Calibri" style:font-size-asian="24pt" style:font-style-asian="normal" style:font-name-complex="Calibri" style:font-size-complex="24pt" style:font-style-complex="normal" style:text-emphasize="none"/>
    </style:style>
    <style:style style:name="T33" style:family="text">
      <style:text-properties fo:color="#000000" style:text-outline="false" style:text-line-through-style="none" style:font-name="FreeSans" fo:font-size="24pt" fo:font-style="normal" fo:text-shadow="none" style:text-underline-style="none" style:font-name-asian="Calibri" style:font-size-asian="24pt" style:font-style-asian="normal" style:font-name-complex="Calibri" style:font-size-complex="24pt" style:font-style-complex="normal" style:text-emphasize="none"/>
    </style:style>
    <style:style style:name="T34" style:family="text">
      <style:text-properties fo:color="#000000" style:text-outline="false" style:text-line-through-style="none" style:font-name="FreeSans" fo:font-size="12pt" fo:font-style="normal" fo:text-shadow="none" style:text-underline-style="none" style:font-name-asian="Calibri" style:font-size-asian="12pt" style:font-style-asian="normal" style:font-name-complex="Calibri" style:font-size-complex="12pt" style:font-style-complex="normal" style:text-emphasize="none"/>
    </style:style>
    <style:style style:name="T35" style:family="text">
      <style:text-properties style:font-weight-asian="normal"/>
    </style:style>
    <style:style style:name="T36" style:family="text">
      <style:text-properties style:font-weight-complex="normal"/>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runo Donassolo</text:span></text:p>
      <text:p text:style-name="P1"><text:span text:style-name="T1">Carlos Eduardo Benevides Bezerra</text:span></text:p>
      <text:p text:style-name="P1"><text:span text:style-name="T1">Luiz Svoboda </text:span></text:p>
      <text:p text:style-name="P1"><text:line-break/>Disciplina: CMP112 - Sistemas de Informação Distribuídos<text:line-break/>Prof.: José Palazzo Moreira de Oliveira<text:line-break/><text:line-break/><text:span text:style-name="T2">Relatório do trabalho desenvolvido:</text:span></text:p>
      <text:p text:style-name="P1"><text:span text:style-name="T2">Etapa de Localização</text:span></text:p>
      <text:p text:style-name="P1"><text:span text:style-name="T2"/></text:p>
      <text:p text:style-name="P1"><text:line-break/><text:span text:style-name="T2">Introdução</text:span></text:p>
      <text:p text:style-name="P1"/>
      <text:p text:style-name="P12">O trabalho que foi desenvolvido na disciplina teve como objetivo a criação de um sistema de busca e agregação de informações na área de saúde e armazenamento em uma base de dados. Devido ao tempo disponível para realização deste projeto, o escopo do trabalho foi reduzido para informações a respeito do mal de Alzheimer. Buscou-se agrupar estas informações, obtidas de repositórios distribuídos e disponíveis online – além de normalizá-las e classificá-las de acordo com critérios de qualidade a serem determinados.</text:p>
      <text:p text:style-name="P1"/>
      <text:p text:style-name="P12">Foram definidas quatro etapas: padronização, localização, extração/normalização e classificação de acordo com a qualidade de cada informação (página web). Foram criados quatro grupos e, a cada grupo, foi associada uma das etapas a serem executadas pelo sistema. O nosso grupo tratou da etapa de <text:span text:style-name="T2">localização</text:span>.</text:p>
      <text:p text:style-name="P3"/>
      <text:p text:style-name="P12">Nas seções seguintes, será apresentado um breve contexto da área de localização de informações na web, a metodologia do grupo, o resultado da análise dos diferentes motores de busca, os critérios de busca definidos e o protótipo em Java que foi implementado. Por fim, serão apresentadas algumas conclusões e trabalhos futuros.</text:p>
      <text:p text:style-name="P1"/>
      <text:p text:style-name="P1"/>
      <text:p text:style-name="P2">Contexto</text:p>
      <text:p text:style-name="P2"><text:span text:style-name="T10"/></text:p>
      <text:p text:style-name="P11"><text:span text:style-name="T10">O objetivo da localização de informações na web é de, dado um critério de busca definido pelo usuário – ou por um sistema que esteja executando a busca de maneira automática –, encontrar páginas (que podem ser páginas pessoais, artigos científicos, notícias etc.) que satisfaçam aquele critério de busca definido. Além disso, espera-se que estes mesmos resultados estejam ordenados de acordo com sua relevância, ou seja, de acordo com o quanto satisfazem o critério de busca utilizado.</text:span></text:p>
      <text:p text:style-name="P11"><text:span text:style-name="T10"/></text:p>
      <text:p text:style-name="P11"><text:span text:style-name="T10">A questão reside no fato de que, na web, existem bilhões de páginas disponíveis [1] e é necessário um sofisticado algoritmo, aliado a um grande poder computacional, para realizar as buscas. Obviamente, as buscas são feitas sobre uma base de dados com páginas previamente indexadas e em constante atualização, ao invés de ser realizada um string-matching em cada website a cada busca.</text:span></text:p>
      <text:p text:style-name="P11"><text:span text:style-name="T10"/></text:p>
      <text:p text:style-name="P11"><text:soft-page-break/><text:span text:style-name="T10">No caso do Google [2], são indexadas todas as palavras encontradas nas páginas, vinculando-as às páginas que as contêm e, para cada relação palavra-página, é atribuído um peso, que determina o quão relevante é aquele termo para aquela página. Esse peso irá depender de como aquela palavra aparece na página: por exemplo, palavras nos títulos e subtítulos ou repetidas diversas vezes recebem uma pontuação maior do que palavras que aparecem com pouca freqüência e/ou no corpo do texto.</text:span></text:p>
      <text:p text:style-name="P11"><text:span text:style-name="T10"/></text:p>
      <text:p text:style-name="P11"><text:span text:style-name="T10">Para realizar esse tipo de indexação, armazenamento em uma base de dados e recuperação posterior, os motores de busca, tais como o Google, utilizam agentes autônomos que buscam visitar o máximo possível de páginas. Dada uma página inicial, o crawler </text:span>Googlebot<text:span text:style-name="T10"> entrega para o indexador do Google aquela página e busca nela referências (</text:span><text:span text:style-name="T12">links</text:span><text:span text:style-name="T10">) para outras páginas, que são enfileirados para serem visitados recursivamente. Através dessa recursão, tenta-se visitar o máximo possível de páginas da web, indexando seus termos. A página inicial – raiz da árvore de recursão do Googlebot – pode ter sido adicionada manualmente, ou por outra busca feita pelo próprio agente.</text:span></text:p>
      <text:p text:style-name="P1"/>
      <text:p text:style-name="P12">A partir de 2008, o Googlebot começou a indexar páginas da web profunda (<text:span text:style-name="T11">deep web</text:span>) [3], que são as páginas resultantes de consultas a formulários, e que <text:span text:style-name="T2">representam mais de 99%</text:span> das informações disponíveis na web [4]. Para gerar as páginas, o agente preenche o formulário e submete ao servidor. No caso de caixas de texto, são utilizadas palavras da própria página. No caso de caixas de seleção, botões de múltipla escolha ou listagens (<text:span text:style-name="T11">combo boxes</text:span>), o agente utiliza um dos valores disponíveis para esses campos. A página retornada pelo servidor é, então, indexada pelo mecanismo de indexação. O Google alega que o agente não testa campos como nome de usuário e senha, por razões óbvias. Além disso, são consultados apenas formulários que utilizam o método GET, que não armazenam informações no servidor da página.</text:p>
      <text:p text:style-name="P12"/>
      <text:p text:style-name="P12">Por falta de tempo e de recursos computacionais, o trabalho do grupo de localização partiu dos motores de busca disponíveis na web – embora talvez fosse mais eficaz definir e implementar um motor de busca próprio, do zero. O que foi feito foi selecionar os motores que mais se adequavam aos objetivos do projeto e, a partir daí, desenvolver o trabalho.</text:p>
      <text:p text:style-name="P12"/>
      <text:p text:style-name="P12">A partir da próxima seção, será descrito o trabalho realizado pelo grupo de localização.</text:p>
      <text:p text:style-name="P1"/>
      <text:p text:style-name="P1"/>
      <text:p text:style-name="P2">Desenvolvimento do trabalho</text:p>
      <text:p text:style-name="P6"/>
      <text:p text:style-name="P12">Para atingir os objetivos traçados no trabalho, nós – eu e meus colegas de disciplina, com orientações do professor – definimos as etapas que o sistema deveria seguir e, baseado nisso, cada grupo dividiu sua etapa em partes menores. No nosso caso, a etapa de localização foi dividida em três partes principais:</text:p>
      <text:p text:style-name="P1"/>
      <text:list xml:id="list1089477549" text:style-name="L1">
        <text:list-item>
          <text:p text:style-name="P14">pesquisa de motores de busca e análise das vantagens e desvantagens de cada um deles, verificando quais deles eram suficientemente adequados para fazer a pesquisa de informações de saúde na Internet;</text:p>
        </text:list-item>
        <text:list-item>
          <text:p text:style-name="P16"><text:soft-page-break/>definição dos critérios a serem utilizados nas buscas e</text:p>
        </text:list-item>
        <text:list-item>
          <text:p text:style-name="P14">implementação de um protótipo para recuperação e indexação dos resultados encontrados com as buscas em uma base de dados. Foi utilizada tecnologia Java para o desenvolvimento do protótipo.</text:p>
        </text:list-item>
      </text:list>
      <text:p text:style-name="P1"/>
      <text:p text:style-name="P12">Após nós termos feito essa divisão, partiu-se para a <text:span text:style-name="T2">definição dos motores de busca</text:span>. Alguns motores de busca que encontramos foram:</text:p>
      <text:p text:style-name="P1"/>
      <text:list xml:id="list910344043" text:style-name="L2">
        <text:list-item>
          <text:p text:style-name="P9"><text:span text:style-name="T2">Google Health</text:span></text:p>
          <text:p text:style-name="P13">Através do <text:span text:style-name="T11">Google Health</text:span>, que requer <text:span text:style-name="T11">login</text:span> de usuário, é possível criar (e publicar) um perfil pessoal com informações a respeito do estado de saúde, assim como buscar informações a respeito de doenças e buscar médicos de áreas específicas. Ele também permite integração com bases de dados de hospitais e de médicos para atualizar as informações do paciente automaticamente. O serviço é interessante no sentido de que busca cruzar automaticamente os elementos do perfil do usuário para buscar informações a respeito de interações. Isso seria útil, por exemplo, se um usuário informasse que tem alergia a um determinado princípio ativo e, posteriormente, adiciona um remédio que contém justamente esse princípio. No entanto, devido à maneira como funciona, o Google Health não é adequado para um sistema de busca automático.</text:p>
          <text:p text:style-name="P13"/>
        </text:list-item>
        <text:list-item>
          <text:p text:style-name="P9"><text:span text:style-name="T2">Google Scholar</text:span></text:p>
          <text:p text:style-name="P18"><text:span text:style-name="T4">Permite busca de artigos científicos e pode ser usado para encontrar informações mais técnicas, voltadas para um público com bases acadêmica e médica maiores. Por um lado, é boa essa restrição, quando se deseja resultados voltados para um público acadêmico. No entanto, os resultados retornados são geralmente trabalhos acadêmicos com um enfoque muito específico (por exemp</text:span><text:span text:style-name="T4">lo, </text:span><text:span text:style-name="T28">Association of apolipoprotein E allele e4 with late-onset familial and sporadic Alzheimer's disease</text:span><text:span text:style-name="T4">). Por fim, grande parte dos resultados retornados por este motor são páginas de editoras que exigem pagamento para que permitam acesso aos textos completos dos trabalhos.</text:span></text:p>
          <text:p text:style-name="P18"><text:span text:style-name="T4"/></text:p>
        </text:list-item>
        <text:list-item>
          <text:p text:style-name="P17"><text:span text:style-name="T5">CurbSide.MD</text:span></text:p>
          <text:p text:style-name="P18"><text:span text:style-name="T8">É </text:span><text:span text:style-name="T4">voltado para o pessoal da área de saúde</text:span><text:span text:style-name="T4">. Tenta buscar seus resultados a partir de perguntas fornecidas pelo usuário, utilizando uma ontologia própria. Seus resultados já vêm classificados de acordo com o tipo de informação que trazem. Por exemplo, para a busca de informações sobre uma doença, ele já traz os resultados separados por: diagnóstico, tratamento, epidemiologia, relatos etc.</text:span></text:p>
          <text:p text:style-name="P18"><text:span text:style-name="T4"/></text:p>
        </text:list-item>
        <text:list-item>
          <text:p text:style-name="P18"><text:span text:style-name="T5">Medstory</text:span></text:p>
          <text:p text:style-name="P18"><text:span text:style-name="T4">Adquirido pela Microsoft em 2007 [6], e integrado ao bing health – que deixou de existir ao ser englobado pelo bing –, o Medstory faz uma busca na web em geral, classificando os resultados de acordo com diversas palavras-chave, indicando quais palavras-chave aparecem com maior freqüência nos resultados. Essas palavras-chave, que são todas da área de saúde, fazem parte de uma lista pré-definida e estática, sendo agrupadas por categorias, também pré-definidas, tais </text:span><text:soft-page-break/><text:span text:style-name="T4">como: drogas, sintomas, procedimentos etc.</text:span></text:p>
          <text:p text:style-name="P18"><text:span text:style-name="T4"/></text:p>
        </text:list-item>
        <text:list-item>
          <text:p text:style-name="P18"><text:span text:style-name="T5">PubMed</text:span></text:p>
          <text:p text:style-name="P18"><text:span text:style-name="T4">Uma ferramenta relativamente simples de busca por artigos científicos da área médica. Sua busca está restrita à MEDLINE [5], uma base de dados compilada a partir das publicações contidas na Biblioteca Nacional de Medicina dos Estados Unidos. Acredita-se que o Google Scholar, que teria uma abrangência maior, muito provavelmente englobaria os possíveis resultados dessa base.</text:span></text:p>
          <text:p text:style-name="P17"><text:span text:style-name="T4"/></text:p>
        </text:list-item>
        <text:list-item>
          <text:p text:style-name="P17"><text:span text:style-name="T5">SearchMedica</text:span></text:p>
          <text:p text:style-name="P18"><text:span text:style-name="T4">Este motor permite ao usuário escolher o espaço de busca onde irá pesquisar – toda a rede ou sites recomendados. Além disso, sua pesquisa pode ser feita visando uma área específica da medicina (cardiologia, geriatria, dermatologia etc.). Além disso, sua página de resultados inclui uma barra lateral com diversas pesquisas sugeridas, relacionadas com a pesquisa realizada pelo usuário: subconjuntos da pesquisa realizada (para uma pesquisa sobre “cardiopatia”, seria sugerido “doença de chagas”, por exemplo), superconjuntos (para a mesma pesquisa de “cardiopatia”, seria sugerido “doenças cardiovasculares”), além <text:s/>de temas relacionados.</text:span></text:p>
          <text:p text:style-name="P17"><text:span text:style-name="T4"/></text:p>
        </text:list-item>
        <text:list-item>
          <text:p text:style-name="P17"><text:span text:style-name="T4">Motores mais conhecidos, como </text:span><text:span text:style-name="T5">Google (Web)</text:span><text:span text:style-name="T4">, </text:span><text:span text:style-name="T5">Yahoo!</text:span><text:span text:style-name="T8">, </text:span><text:span text:style-name="T5">bing </text:span><text:span text:style-name="T8">e outros</text:span></text:p>
          <text:p text:style-name="P19"><text:span text:style-name="T4">Estes motores de busca permitem procurar em sites de toda web. Dessa forma, pode-se encontrar desde informações introdutórias com linguagem acessível a leigos a notícias e trabalhos científicos mais recentes. Contudo, a garantia de confiabilidade se torna mais difícil, devido justamente à não restrição das páginas a serem procuradas. Mesmo assim, outros motores de busca (exceto a PubMed, que consulta uma base de dados compilada por uma biblioteca específica) não garantem por completo que as páginas que retornam contêm informações fidedignas. Além disso, uma maior quantidade de páginas a procurar possibilita </text:span><text:span text:style-name="T4">encontrar resultados mais relevantes e algoritmos como PageRank</text:span><text:span text:style-name="T34">™, utilizado pelo Google, possibilitam que esses motores retornem páginas com grande confiabilidade logo nos primeiros resultados.</text:span></text:p>
        </text:list-item>
      </text:list>
      <text:p text:style-name="P1"/>
      <text:p text:style-name="P1"/>
      <text:p text:style-name="P1"><text:span text:style-name="T2">Motores escolhidos</text:span></text:p>
      <text:p text:style-name="P6"/>
      <text:p text:style-name="P8">Deseja-se obter, basicamente, dois tipos de informações: textos em linguagem apropriada para o público em geral e textos técnicos/científicos com informações mais detalhadas a respeito do tema pesquisado.</text:p>
      <text:p text:style-name="P6"/>
      <text:p text:style-name="P8">Yahoo! e bing não foram utilizados, pois seus resultados são bastante semelhantes aos do Google Web, que foi um dos escolhidos. O motor PubSide não será utilizado, pois seus resultados, apesar de estarem estruturados, são bastante semelhantes aos do Google Scholar, sendo que seu espaço de busca é consideravelmente menor. Com base nisto e nas vantagens e desvantagens encontradas para cada motor de busca pesquisado, decidimos por:</text:p>
      <text:p text:style-name="P6"><text:soft-page-break/></text:p>
      <text:list xml:id="list386132236" text:style-name="L3">
        <text:list-item>
          <text:p text:style-name="P7">Textos de toda web: Google (Web) e SearchMedica (utilizando a opção de buscar em toda a web);</text:p>
        </text:list-item>
        <text:list-item>
          <text:p text:style-name="P15"><text:span text:style-name="T10">Textos da área de saúde ou técnicos/científicos: Medstory, <text:tab/>SearchMedica (buscando em sites recomendados) e Curbside.MD.</text:span></text:p>
        </text:list-item>
      </text:list>
      <text:p text:style-name="P1"/>
      <text:p text:style-name="P1">Algumas questões a considerar é que, para a integração dos diferentes motores em um único sistema de localização, é necessário definir as interfaces uma a uma, já que cada um possui padrões diferentes. Além disso, mudanças em seus padrões e/ou critérios podem exigir todo um novo esforço de padronização e definição de critérios de busca. Por último, utilizar diferentes motores num mesmo sistema pode levar a uma certa incoerência dos tipos de resultados encontrados (por exemplo, artigos acadêmicos de alta relevância aparecendo junto a posts de um blog).</text:p>
      <text:p text:style-name="P1"/>
      <text:p text:style-name="P2"/>
      <text:p text:style-name="P2">&lt;PARTES DO BRUNO E DO LUIZ&gt;</text:p>
      <text:p text:style-name="P2"/>
      <text:p text:style-name="P2"/>
      <text:p text:style-name="P2">Referências</text:p>
      <text:p text:style-name="P6"/>
      <text:p text:style-name="P22">[1<text:span text:style-name="T20">] Neimark, G.; Hurford, M.O.; DiGIACOMO, J. <text:s/></text:span><text:span text:style-name="T25">The internet as collateral informant</text:span><text:span text:style-name="T20">. <text:s/>In: American Journal of Psychiatry. v. 163, n. 10, pp. 1842. 2003.</text:span></text:p>
      <text:p text:style-name="P24"><text:span text:style-name="T20"/></text:p>
      <text:p text:style-name="P20">[2] <text:span text:style-name="T2">Google</text:span>. Disponível em &lt;http://www.google.com&gt;. Último acesso em 2 jul. 2009.</text:p>
      <text:p text:style-name="P20"/>
      <text:p text:style-name="P20">[3] Madhavan, J.; Halevy, A. <text:span text:style-name="T2">Crawling through HTML forms</text:span><text:span text:style-name="T10">. 11 Abr. 2008. Disponível em &lt;http://googlewebmastercentral.blogspot.com/2008/04/crawling-through-html-forms.html&gt;. Último acesso em 2 jul. 2009.</text:span></text:p>
      <text:p text:style-name="P20"><text:span text:style-name="T10"/></text:p>
      <text:p text:style-name="P20"><text:span text:style-name="T10">[4] Bergman, M.K. <text:s/></text:span><text:span text:style-name="T2">The deep web: Surfacing hidden value</text:span><text:span text:style-name="T10">. In: Journal of Electronic Publishing. v. 7, n. 1, pp. 01-07. 2001.</text:span></text:p>
      <text:p text:style-name="P20"><text:span text:style-name="T10"/></text:p>
      <text:p text:style-name="P21"><text:span text:style-name="T23">[5] </text:span><text:span text:style-name="T24">MEDLINE</text:span><text:span text:style-name="T23">. Disponível em &lt;http://</text:span><text:span text:style-name="Citation"><text:span text:style-name="T29">www.medline.com</text:span></text:span><text:span text:style-name="Citation"><text:span text:style-name="T23">&gt;. Último acesso em 2 jul. 2009.</text:span></text:span></text:p>
      <text:p text:style-name="P21"><text:span text:style-name="Citation"><text:span text:style-name="T23"/></text:span></text:p>
      <text:p text:style-name="P25"><text:span text:style-name="Citation"><text:span text:style-name="T23">[6] Lohr, S. </text:span></text:span><text:span text:style-name="Citation"><text:span text:style-name="T24">Google and Microsoft look to change health care</text:span></text:span><text:span text:style-name="Citation"><text:span text:style-name="T23">. In: <text:s/>New York Times. 200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charset="x-symbol"/>
    <style:font-face style:name="Wingdings 2" svg:font-family="'Wingdings 2'" style:font-charset="x-symbol"/>
    <style:font-face style:name="StarSymbol1" svg:font-family="StarSymbol"/>
    <style:font-face style:name="StarSymbol" svg:font-family="StarSymbol, 'Arial Unicode M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 Sans1" style:font-size-asian="18pt" style:font-weight-asian="bold" style:font-name-complex="DejaVu Sans1" style:font-size-complex="18pt" style:font-weight-complex="bold"/>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Text" style:family="paragraph" style:parent-style-name="Caption" style:class="extra"/>
    <style:style style:name="Corpo_20_do_20_texto_20_justificado" style:display-name="Corpo do texto justificado" style:family="paragraph" style:parent-style-name="Standard">
      <style:paragraph-properties fo:text-align="start" style:justify-single-word="false"/>
    </style:style>
    <style:style style:name="Recuo_20_da_20_primeira_20_linha" style:display-name="Recuo da primeira linh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style style:name="Título2" style:family="paragraph" style:parent-style-name="Standard">
      <style:paragraph-properties fo:margin-left="0cm" fo:margin-right="0.199cm" fo:margin-top="0.101cm" fo:margin-bottom="0.101cm" fo:text-indent="0cm" style:auto-text-indent="false"/>
    </style:style>
    <style:style style:name="WW-Título" style:family="paragraph" style:parent-style-name="Standard">
      <style:paragraph-properties fo:margin-top="0.42cm" fo:margin-bottom="0.21cm"/>
    </style:style>
    <style:style style:name="WW-Título1" style:family="paragraph" style:parent-style-name="Standard">
      <style:paragraph-properties fo:margin-top="0.42cm" fo:margin-bottom="0.21cm"/>
    </style:style>
    <style:style style:name="WW-Título2" style:family="paragraph" style:parent-style-name="Standard">
      <style:paragraph-properties fo:margin-top="0.42cm" fo:margin-bottom="0.21cm"/>
    </style:style>
    <style:style style:name="Linha_20_de_20_cota" style:display-name="Linha de cota" style:family="paragraph" style:parent-style-name="Standard"/>
    <style:style style:name="Padrão_7e_LT_7e_Gliederung_20_1" style:display-name="Padrão~LT~Gliederung 1" style:family="paragraph">
      <style:paragraph-properties fo:margin-left="0cm" fo:margin-right="0cm" fo:margin-top="0cm" fo:margin-bottom="0.503cm" fo:line-height="100%" fo:text-align="start" style:justify-single-word="false" fo:text-indent="0cm" style:auto-text-indent="false" style:text-autospace="none" style:writing-mode="lr-tb">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adrão_7e_LT_7e_Gliederung_20_2" style:display-name="Padrão~LT~Gliederung 2" style:family="paragraph" style:parent-style-name="Padrão_7e_LT_7e_Gliederung_20_1">
      <style:paragraph-properties fo:margin-top="0cm" fo:margin-bottom="0.4cm">
        <style:tab-stops>
          <style:tab-stop style:position="0.101cm"/>
          <style:tab-stop style:position="1.349cm"/>
          <style:tab-stop style:position="2.596cm"/>
          <style:tab-stop style:position="3.845cm"/>
          <style:tab-stop style:position="5.092cm"/>
          <style:tab-stop style:position="6.341cm"/>
          <style:tab-stop style:position="7.588cm"/>
          <style:tab-stop style:position="8.837cm"/>
          <style:tab-stop style:position="10.084cm"/>
          <style:tab-stop style:position="11.331cm"/>
          <style:tab-stop style:position="12.58cm"/>
          <style:tab-stop style:position="13.827cm"/>
          <style:tab-stop style:position="15.076cm"/>
          <style:tab-stop style:position="16.325cm"/>
          <style:tab-stop style:position="17.572cm"/>
          <style:tab-stop style:position="18.821cm"/>
          <style:tab-stop style:position="20.068cm"/>
          <style:tab-stop style:position="21.317cm"/>
          <style:tab-stop style:position="22.564cm"/>
          <style:tab-stop style:position="23.813cm"/>
        </style:tab-stops>
      </style:paragraph-properties>
      <style:text-properties fo:font-size="28pt" style:font-size-asian="28pt" style:font-size-complex="28pt"/>
    </style:style>
    <style:style style:name="Padrão_7e_LT_7e_Gliederung_20_3" style:display-name="Padrão~LT~Gliederung 3" style:family="paragraph" style:parent-style-name="Padrão_7e_LT_7e_Gliederung_20_2">
      <style:paragraph-properties fo:margin-top="0cm" fo:margin-bottom="0.3cm">
        <style:tab-stops>
          <style:tab-stop style:position="0.148cm"/>
          <style:tab-stop style:position="1.397cm"/>
          <style:tab-stop style:position="2.646cm"/>
          <style:tab-stop style:position="3.893cm"/>
          <style:tab-stop style:position="5.142cm"/>
          <style:tab-stop style:position="6.389cm"/>
          <style:tab-stop style:position="7.638cm"/>
          <style:tab-stop style:position="8.885cm"/>
          <style:tab-stop style:position="10.134cm"/>
          <style:tab-stop style:position="11.381cm"/>
          <style:tab-stop style:position="12.629cm"/>
          <style:tab-stop style:position="13.877cm"/>
          <style:tab-stop style:position="15.125cm"/>
          <style:tab-stop style:position="16.372cm"/>
          <style:tab-stop style:position="17.621cm"/>
          <style:tab-stop style:position="18.868cm"/>
          <style:tab-stop style:position="20.117cm"/>
          <style:tab-stop style:position="21.364cm"/>
          <style:tab-stop style:position="22.613cm"/>
          <style:tab-stop style:position="23.86cm"/>
        </style:tab-stops>
      </style:paragraph-properties>
      <style:text-properties fo:font-size="24pt" style:font-size-asian="24pt" style:font-size-complex="24pt"/>
    </style:style>
    <style:style style:name="Padrão_7e_LT_7e_Gliederung_20_4" style:display-name="Padrão~LT~Gliederung 4" style:family="paragraph" style:parent-style-name="Padrão_7e_LT_7e_Gliederung_20_3">
      <style:paragraph-properties fo:margin-top="0cm" fo:margin-bottom="0.203cm">
        <style:tab-stops>
          <style:tab-stop style:position="0.198cm"/>
          <style:tab-stop style:position="1.446cm"/>
          <style:tab-stop style:position="2.693cm"/>
          <style:tab-stop style:position="3.942cm"/>
          <style:tab-stop style:position="5.189cm"/>
          <style:tab-stop style:position="6.438cm"/>
          <style:tab-stop style:position="7.685cm"/>
          <style:tab-stop style:position="8.934cm"/>
          <style:tab-stop style:position="10.181cm"/>
          <style:tab-stop style:position="11.43cm"/>
          <style:tab-stop style:position="12.677cm"/>
          <style:tab-stop style:position="13.924cm"/>
          <style:tab-stop style:position="15.173cm"/>
          <style:tab-stop style:position="16.422cm"/>
          <style:tab-stop style:position="17.669cm"/>
          <style:tab-stop style:position="18.918cm"/>
          <style:tab-stop style:position="20.165cm"/>
          <style:tab-stop style:position="21.414cm"/>
          <style:tab-stop style:position="22.661cm"/>
          <style:tab-stop style:position="23.91cm"/>
        </style:tab-stops>
      </style:paragraph-properties>
      <style:text-properties fo:font-size="20pt" style:font-size-asian="20pt" style:font-size-complex="20pt"/>
    </style:style>
    <style:style style:name="Padrão_7e_LT_7e_Gliederung_20_5" style:display-name="Padrão~LT~Gliederung 5" style:family="paragraph" style:parent-style-name="Padrão_7e_LT_7e_Gliederung_20_4">
      <style:paragraph-properties fo:margin-top="0cm" fo:margin-bottom="0.101cm">
        <style:tab-stops>
          <style:tab-stop style:position="0.245cm"/>
          <style:tab-stop style:position="1.494cm"/>
          <style:tab-stop style:position="2.743cm"/>
          <style:tab-stop style:position="3.99cm"/>
          <style:tab-stop style:position="5.239cm"/>
          <style:tab-stop style:position="6.486cm"/>
          <style:tab-stop style:position="7.735cm"/>
          <style:tab-stop style:position="8.982cm"/>
          <style:tab-stop style:position="10.231cm"/>
          <style:tab-stop style:position="11.478cm"/>
          <style:tab-stop style:position="12.726cm"/>
          <style:tab-stop style:position="13.974cm"/>
          <style:tab-stop style:position="15.222cm"/>
          <style:tab-stop style:position="16.469cm"/>
          <style:tab-stop style:position="17.718cm"/>
          <style:tab-stop style:position="18.965cm"/>
          <style:tab-stop style:position="20.214cm"/>
          <style:tab-stop style:position="21.461cm"/>
          <style:tab-stop style:position="22.71cm"/>
          <style:tab-stop style:position="23.957cm"/>
        </style:tab-stops>
      </style:paragraph-properties>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24pt" fo:font-style="normal" fo:text-shadow="none" style:text-underline-style="none" fo:font-weight="bold" style:font-name-asian="DejaVu Sans" style:font-size-asian="24pt" style:font-style-asian="normal" style:font-weight-asian="bold" style:font-name-complex="DejaVu Sans" style:font-size-complex="24pt" style:font-style-complex="normal" style:font-weight-complex="bold" style:text-emphasize="none"/>
    </style:style>
    <style:style style:name="Padrão_7e_LT_7e_Untertitel" style:display-name="Padrão~LT~Untertitel" style:family="paragraph">
      <style:paragraph-properties fo:margin-left="0.295cm" fo:margin-right="0cm" fo:margin-top="0cm" fo:margin-bottom="0.503cm" fo:line-height="100%" fo:text-align="center" style:justify-single-word="false" fo:text-indent="0cm" style:auto-text-indent="false" style:text-autospace="none" style:writing-mode="lr-tb">
        <style:tab-stops>
          <style:tab-stop style:position="0cm"/>
          <style:tab-stop style:position="0.953cm"/>
          <style:tab-stop style:position="2.2cm"/>
          <style:tab-stop style:position="3.448cm"/>
          <style:tab-stop style:position="4.695cm"/>
          <style:tab-stop style:position="5.944cm"/>
          <style:tab-stop style:position="7.191cm"/>
          <style:tab-stop style:position="8.44cm"/>
          <style:tab-stop style:position="9.687cm"/>
          <style:tab-stop style:position="10.936cm"/>
          <style:tab-stop style:position="12.183cm"/>
          <style:tab-stop style:position="13.432cm"/>
          <style:tab-stop style:position="14.679cm"/>
          <style:tab-stop style:position="15.926cm"/>
          <style:tab-stop style:position="17.175cm"/>
          <style:tab-stop style:position="18.424cm"/>
          <style:tab-stop style:position="19.671cm"/>
          <style:tab-stop style:position="20.92cm"/>
          <style:tab-stop style:position="22.167cm"/>
          <style:tab-stop style:position="23.416cm"/>
          <style:tab-stop style:position="24.663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adrão_7e_LT_7e_Notizen" style:display-name="Padrão~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adrão_7e_LT_7e_Hintergrundobjekte" style:display-name="Padrão~LT~Hintergrundobjekt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adrão_7e_LT_7e_Hintergrund" style:display-name="Padrã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24pt" fo:font-style="normal" fo:text-shadow="none" style:text-underline-style="none" fo:font-weight="bold" style:font-name-asian="DejaVu Sans" style:font-size-asian="24pt" style:font-style-asian="normal" style:font-weight-asian="bold" style:font-name-complex="DejaVu Sans" style:font-size-complex="24pt" style:font-style-complex="normal" style:font-weight-complex="bold" style:text-emphasize="none"/>
    </style:style>
    <style:style style:name="Objetos_20_do_20_plano_20_de_20_fundo" style:display-name="Objetos do plano de fundo"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lano_20_de_20_fundo" style:display-name="Plano de fundo" style:family="paragraph">
      <style:paragraph-properties fo:text-align="center" style:justify-single-word="false" style:text-autospace="none"/>
    </style:style>
    <style:style style:name="Nota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Estrutura_20_de_20_tópicos_20_1" style:display-name="Estrutura de tópicos 1" style:family="paragraph">
      <style:paragraph-properties fo:margin-left="0cm" fo:margin-right="0cm" fo:margin-top="0cm" fo:margin-bottom="0.503cm" fo:line-height="100%" fo:text-align="start" style:justify-single-word="false" fo:text-indent="0cm" style:auto-text-indent="false" style:text-autospace="none" style:writing-mode="lr-tb">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Estrutura_20_de_20_tópicos_20_2" style:display-name="Estrutura de tópicos 2" style:family="paragraph" style:parent-style-name="Estrutura_20_de_20_tópicos_20_1">
      <style:paragraph-properties fo:margin-top="0cm" fo:margin-bottom="0.4cm">
        <style:tab-stops>
          <style:tab-stop style:position="0.101cm"/>
          <style:tab-stop style:position="1.349cm"/>
          <style:tab-stop style:position="2.596cm"/>
          <style:tab-stop style:position="3.845cm"/>
          <style:tab-stop style:position="5.092cm"/>
          <style:tab-stop style:position="6.341cm"/>
          <style:tab-stop style:position="7.588cm"/>
          <style:tab-stop style:position="8.837cm"/>
          <style:tab-stop style:position="10.084cm"/>
          <style:tab-stop style:position="11.331cm"/>
          <style:tab-stop style:position="12.58cm"/>
          <style:tab-stop style:position="13.827cm"/>
          <style:tab-stop style:position="15.076cm"/>
          <style:tab-stop style:position="16.325cm"/>
          <style:tab-stop style:position="17.572cm"/>
          <style:tab-stop style:position="18.821cm"/>
          <style:tab-stop style:position="20.068cm"/>
          <style:tab-stop style:position="21.317cm"/>
          <style:tab-stop style:position="22.564cm"/>
          <style:tab-stop style:position="23.813cm"/>
        </style:tab-stops>
      </style:paragraph-properties>
      <style:text-properties fo:font-size="28pt" style:font-size-asian="28pt" style:font-size-complex="28pt"/>
    </style:style>
    <style:style style:name="Estrutura_20_de_20_tópicos_20_3" style:display-name="Estrutura de tópicos 3" style:family="paragraph" style:parent-style-name="Estrutura_20_de_20_tópicos_20_2">
      <style:paragraph-properties fo:margin-top="0cm" fo:margin-bottom="0.3cm">
        <style:tab-stops>
          <style:tab-stop style:position="0.148cm"/>
          <style:tab-stop style:position="1.397cm"/>
          <style:tab-stop style:position="2.646cm"/>
          <style:tab-stop style:position="3.893cm"/>
          <style:tab-stop style:position="5.142cm"/>
          <style:tab-stop style:position="6.389cm"/>
          <style:tab-stop style:position="7.638cm"/>
          <style:tab-stop style:position="8.885cm"/>
          <style:tab-stop style:position="10.134cm"/>
          <style:tab-stop style:position="11.381cm"/>
          <style:tab-stop style:position="12.629cm"/>
          <style:tab-stop style:position="13.877cm"/>
          <style:tab-stop style:position="15.125cm"/>
          <style:tab-stop style:position="16.372cm"/>
          <style:tab-stop style:position="17.621cm"/>
          <style:tab-stop style:position="18.868cm"/>
          <style:tab-stop style:position="20.117cm"/>
          <style:tab-stop style:position="21.364cm"/>
          <style:tab-stop style:position="22.613cm"/>
          <style:tab-stop style:position="23.86cm"/>
        </style:tab-stops>
      </style:paragraph-properties>
      <style:text-properties fo:font-size="24pt" style:font-size-asian="24pt" style:font-size-complex="24pt"/>
    </style:style>
    <style:style style:name="Estrutura_20_de_20_tópicos_20_4" style:display-name="Estrutura de tópicos 4" style:family="paragraph" style:parent-style-name="Estrutura_20_de_20_tópicos_20_3">
      <style:paragraph-properties fo:margin-top="0cm" fo:margin-bottom="0.203cm">
        <style:tab-stops>
          <style:tab-stop style:position="0.198cm"/>
          <style:tab-stop style:position="1.446cm"/>
          <style:tab-stop style:position="2.693cm"/>
          <style:tab-stop style:position="3.942cm"/>
          <style:tab-stop style:position="5.189cm"/>
          <style:tab-stop style:position="6.438cm"/>
          <style:tab-stop style:position="7.685cm"/>
          <style:tab-stop style:position="8.934cm"/>
          <style:tab-stop style:position="10.181cm"/>
          <style:tab-stop style:position="11.43cm"/>
          <style:tab-stop style:position="12.677cm"/>
          <style:tab-stop style:position="13.924cm"/>
          <style:tab-stop style:position="15.173cm"/>
          <style:tab-stop style:position="16.422cm"/>
          <style:tab-stop style:position="17.669cm"/>
          <style:tab-stop style:position="18.918cm"/>
          <style:tab-stop style:position="20.165cm"/>
          <style:tab-stop style:position="21.414cm"/>
          <style:tab-stop style:position="22.661cm"/>
          <style:tab-stop style:position="23.91cm"/>
        </style:tab-stops>
      </style:paragraph-properties>
      <style:text-properties fo:font-size="20pt" style:font-size-asian="20pt" style:font-size-complex="20pt"/>
    </style:style>
    <style:style style:name="Estrutura_20_de_20_tópicos_20_5" style:display-name="Estrutura de tópicos 5" style:family="paragraph" style:parent-style-name="Estrutura_20_de_20_tópicos_20_4">
      <style:paragraph-properties fo:margin-top="0cm" fo:margin-bottom="0.101cm">
        <style:tab-stops>
          <style:tab-stop style:position="0.245cm"/>
          <style:tab-stop style:position="1.494cm"/>
          <style:tab-stop style:position="2.743cm"/>
          <style:tab-stop style:position="3.99cm"/>
          <style:tab-stop style:position="5.239cm"/>
          <style:tab-stop style:position="6.486cm"/>
          <style:tab-stop style:position="7.735cm"/>
          <style:tab-stop style:position="8.982cm"/>
          <style:tab-stop style:position="10.231cm"/>
          <style:tab-stop style:position="11.478cm"/>
          <style:tab-stop style:position="12.726cm"/>
          <style:tab-stop style:position="13.974cm"/>
          <style:tab-stop style:position="15.222cm"/>
          <style:tab-stop style:position="16.469cm"/>
          <style:tab-stop style:position="17.718cm"/>
          <style:tab-stop style:position="18.965cm"/>
          <style:tab-stop style:position="20.214cm"/>
          <style:tab-stop style:position="21.461cm"/>
          <style:tab-stop style:position="22.71cm"/>
          <style:tab-stop style:position="23.957cm"/>
        </style:tab-stops>
      </style:paragraph-properties>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Título1_7e_LT_7e_Gliederung_20_1" style:display-name="Título1~LT~Gliederung 1" style:family="paragraph">
      <style:paragraph-properties fo:margin-left="0cm" fo:margin-right="0cm" fo:margin-top="0cm" fo:margin-bottom="0.503cm" fo:line-height="100%" fo:text-align="start" style:justify-single-word="false" fo:text-indent="0cm" style:auto-text-indent="false" style:text-autospace="none" style:writing-mode="lr-tb">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ítulo1_7e_LT_7e_Gliederung_20_2" style:display-name="Título1~LT~Gliederung 2" style:family="paragraph" style:parent-style-name="Título1_7e_LT_7e_Gliederung_20_1">
      <style:paragraph-properties fo:margin-top="0cm" fo:margin-bottom="0.4cm">
        <style:tab-stops>
          <style:tab-stop style:position="0.101cm"/>
          <style:tab-stop style:position="1.349cm"/>
          <style:tab-stop style:position="2.596cm"/>
          <style:tab-stop style:position="3.845cm"/>
          <style:tab-stop style:position="5.092cm"/>
          <style:tab-stop style:position="6.341cm"/>
          <style:tab-stop style:position="7.588cm"/>
          <style:tab-stop style:position="8.837cm"/>
          <style:tab-stop style:position="10.084cm"/>
          <style:tab-stop style:position="11.331cm"/>
          <style:tab-stop style:position="12.58cm"/>
          <style:tab-stop style:position="13.827cm"/>
          <style:tab-stop style:position="15.076cm"/>
          <style:tab-stop style:position="16.325cm"/>
          <style:tab-stop style:position="17.572cm"/>
          <style:tab-stop style:position="18.821cm"/>
          <style:tab-stop style:position="20.068cm"/>
          <style:tab-stop style:position="21.317cm"/>
          <style:tab-stop style:position="22.564cm"/>
          <style:tab-stop style:position="23.813cm"/>
        </style:tab-stops>
      </style:paragraph-properties>
      <style:text-properties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cm" fo:margin-bottom="0.3cm">
        <style:tab-stops>
          <style:tab-stop style:position="0.148cm"/>
          <style:tab-stop style:position="1.397cm"/>
          <style:tab-stop style:position="2.646cm"/>
          <style:tab-stop style:position="3.893cm"/>
          <style:tab-stop style:position="5.142cm"/>
          <style:tab-stop style:position="6.389cm"/>
          <style:tab-stop style:position="7.638cm"/>
          <style:tab-stop style:position="8.885cm"/>
          <style:tab-stop style:position="10.134cm"/>
          <style:tab-stop style:position="11.381cm"/>
          <style:tab-stop style:position="12.629cm"/>
          <style:tab-stop style:position="13.877cm"/>
          <style:tab-stop style:position="15.125cm"/>
          <style:tab-stop style:position="16.372cm"/>
          <style:tab-stop style:position="17.621cm"/>
          <style:tab-stop style:position="18.868cm"/>
          <style:tab-stop style:position="20.117cm"/>
          <style:tab-stop style:position="21.364cm"/>
          <style:tab-stop style:position="22.613cm"/>
          <style:tab-stop style:position="23.86cm"/>
        </style:tab-stops>
      </style:paragraph-properties>
      <style:text-properties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cm" fo:margin-bottom="0.203cm">
        <style:tab-stops>
          <style:tab-stop style:position="0.198cm"/>
          <style:tab-stop style:position="1.446cm"/>
          <style:tab-stop style:position="2.693cm"/>
          <style:tab-stop style:position="3.942cm"/>
          <style:tab-stop style:position="5.189cm"/>
          <style:tab-stop style:position="6.438cm"/>
          <style:tab-stop style:position="7.685cm"/>
          <style:tab-stop style:position="8.934cm"/>
          <style:tab-stop style:position="10.181cm"/>
          <style:tab-stop style:position="11.43cm"/>
          <style:tab-stop style:position="12.677cm"/>
          <style:tab-stop style:position="13.924cm"/>
          <style:tab-stop style:position="15.173cm"/>
          <style:tab-stop style:position="16.422cm"/>
          <style:tab-stop style:position="17.669cm"/>
          <style:tab-stop style:position="18.918cm"/>
          <style:tab-stop style:position="20.165cm"/>
          <style:tab-stop style:position="21.414cm"/>
          <style:tab-stop style:position="22.661cm"/>
          <style:tab-stop style:position="23.91cm"/>
        </style:tab-stops>
      </style:paragraph-properties>
      <style:text-properties fo:font-size="20pt" style:font-size-asian="20pt" style:font-size-complex="20pt"/>
    </style:style>
    <style:style style:name="Título1_7e_LT_7e_Gliederung_20_5" style:display-name="Título1~LT~Gliederung 5" style:family="paragraph" style:parent-style-name="Título1_7e_LT_7e_Gliederung_20_4">
      <style:paragraph-properties fo:margin-top="0cm" fo:margin-bottom="0.101cm">
        <style:tab-stops>
          <style:tab-stop style:position="0.245cm"/>
          <style:tab-stop style:position="1.494cm"/>
          <style:tab-stop style:position="2.743cm"/>
          <style:tab-stop style:position="3.99cm"/>
          <style:tab-stop style:position="5.239cm"/>
          <style:tab-stop style:position="6.486cm"/>
          <style:tab-stop style:position="7.735cm"/>
          <style:tab-stop style:position="8.982cm"/>
          <style:tab-stop style:position="10.231cm"/>
          <style:tab-stop style:position="11.478cm"/>
          <style:tab-stop style:position="12.726cm"/>
          <style:tab-stop style:position="13.974cm"/>
          <style:tab-stop style:position="15.222cm"/>
          <style:tab-stop style:position="16.469cm"/>
          <style:tab-stop style:position="17.718cm"/>
          <style:tab-stop style:position="18.965cm"/>
          <style:tab-stop style:position="20.214cm"/>
          <style:tab-stop style:position="21.461cm"/>
          <style:tab-stop style:position="22.71cm"/>
          <style:tab-stop style:position="23.957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24pt" fo:font-style="normal" fo:text-shadow="none" style:text-underline-style="none" fo:font-weight="bold" style:letter-kerning="true" style:font-name-asian="DejaVu Sans" style:font-size-asian="24pt" style:font-style-asian="normal" style:font-weight-asian="bold" style:font-name-complex="DejaVu Sans" style:font-size-complex="24pt" style:font-style-complex="normal" style:font-weight-complex="bold" style:text-emphasize="none"/>
    </style:style>
    <style:style style:name="Título1_7e_LT_7e_Untertitel" style:display-name="Título1~LT~Untertitel" style:family="paragraph">
      <style:paragraph-properties fo:margin-left="0.295cm" fo:margin-right="0cm" fo:margin-top="0cm" fo:margin-bottom="0.503cm" fo:line-height="100%" fo:text-align="center" style:justify-single-word="false" fo:text-indent="0cm" style:auto-text-indent="false" style:text-autospace="none" style:writing-mode="lr-tb">
        <style:tab-stops>
          <style:tab-stop style:position="0cm"/>
          <style:tab-stop style:position="0.953cm"/>
          <style:tab-stop style:position="2.2cm"/>
          <style:tab-stop style:position="3.448cm"/>
          <style:tab-stop style:position="4.695cm"/>
          <style:tab-stop style:position="5.944cm"/>
          <style:tab-stop style:position="7.191cm"/>
          <style:tab-stop style:position="8.44cm"/>
          <style:tab-stop style:position="9.687cm"/>
          <style:tab-stop style:position="10.936cm"/>
          <style:tab-stop style:position="12.183cm"/>
          <style:tab-stop style:position="13.432cm"/>
          <style:tab-stop style:position="14.679cm"/>
          <style:tab-stop style:position="15.926cm"/>
          <style:tab-stop style:position="17.175cm"/>
          <style:tab-stop style:position="18.424cm"/>
          <style:tab-stop style:position="19.671cm"/>
          <style:tab-stop style:position="20.92cm"/>
          <style:tab-stop style:position="22.167cm"/>
          <style:tab-stop style:position="23.416cm"/>
          <style:tab-stop style:position="24.663cm"/>
        </style:tab-stops>
      </style:paragraph-properties>
      <style:text-properties fo:color="#000000"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ítulo1_7e_LT_7e_Notizen" style:display-name="Título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fo:font-size="9pt" style:font-size-asian="9pt" style:font-name-complex="StarSymbol" style:font-size-complex="9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16cm" text:min-label-width="0.635cm"/>
        <style:text-properties style:font-name="Wingdings"/>
      </text:list-level-style-bullet>
      <text:list-level-style-bullet text:level="2" text:style-name="WW8Num1z1" style:num-suffix="." text:bullet-char="">
        <style:list-level-properties text:space-before="1.886cm" text:min-label-width="0.635cm"/>
        <style:text-properties style:font-name="Wingdings 2"/>
      </text:list-level-style-bullet>
      <text:list-level-style-bullet text:level="3" text:style-name="WW8Num1z2" style:num-suffix="." text:bullet-char="■">
        <style:list-level-properties text:space-before="3.156cm" text:min-label-width="0.635cm"/>
        <style:text-properties style:font-name="StarSymbol"/>
      </text:list-level-style-bullet>
      <text:list-level-style-bullet text:level="4" text:style-name="WW8Num1z0" style:num-suffix="." text:bullet-char="">
        <style:list-level-properties text:space-before="4.426cm" text:min-label-width="0.635cm"/>
        <style:text-properties style:font-name="Wingdings"/>
      </text:list-level-style-bullet>
      <text:list-level-style-bullet text:level="5" text:style-name="WW8Num1z1" style:num-suffix="." text:bullet-char="">
        <style:list-level-properties text:space-before="5.696cm" text:min-label-width="0.635cm"/>
        <style:text-properties style:font-name="Wingdings 2"/>
      </text:list-level-style-bullet>
      <text:list-level-style-bullet text:level="6" text:style-name="WW8Num1z2" style:num-suffix="." text:bullet-char="■">
        <style:list-level-properties text:space-before="6.966cm" text:min-label-width="0.635cm"/>
        <style:text-properties style:font-name="StarSymbol"/>
      </text:list-level-style-bullet>
      <text:list-level-style-bullet text:level="7" text:style-name="WW8Num1z0" style:num-suffix="." text:bullet-char="">
        <style:list-level-properties text:space-before="8.236cm" text:min-label-width="0.635cm"/>
        <style:text-properties style:font-name="Wingdings"/>
      </text:list-level-style-bullet>
      <text:list-level-style-bullet text:level="8" text:style-name="WW8Num1z1" style:num-suffix="." text:bullet-char="">
        <style:list-level-properties text:space-before="9.506cm" text:min-label-width="0.635cm"/>
        <style:text-properties style:font-name="Wingdings 2"/>
      </text:list-level-style-bullet>
      <text:list-level-style-bullet text:level="9" text:style-name="WW8Num1z2" style:num-suffix="." text:bullet-char="■">
        <style:list-level-properties text:space-before="10.776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4-24T13:05:18</meta:creation-date>
    <dc:date>2009-07-02T12:35:06</dc:date>
    <meta:editing-cycles>92</meta:editing-cycles>
    <meta:editing-duration>PT06H39M54S</meta:editing-duration>
    <meta:document-statistic meta:table-count="0" meta:image-count="0" meta:object-count="0" meta:page-count="5" meta:paragraph-count="51" meta:word-count="1889" meta:character-count="12226"/>
    <meta:user-defined meta:name="Informações 1"/>
    <meta:user-defined meta:name="Informações 2"/>
    <meta:user-defined meta:name="Informações 3"/>
    <meta:user-defined meta:name="Informações 4"/>
  </office:meta>
</office:document-meta>
</file>